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d3ce" officeooo:paragraph-rsid="0003d3ce" style:font-size-asian="21pt" style:font-weight-asian="bold" style:font-size-complex="2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3d3ce" officeooo:paragraph-rsid="0003d3ce" style:font-size-asian="12.25pt" style:font-weight-asian="normal" style:font-size-complex="14pt" style:font-weight-complex="normal"/>
    </style:style>
    <style:style style:name="P3" style:family="paragraph" style:parent-style-name="Standard" style:list-style-name="List_20_1">
      <style:paragraph-properties fo:text-align="start" style:justify-single-word="false"/>
      <style:text-properties officeooo:paragraph-rsid="0003d3ce"/>
    </style:style>
    <style:style style:name="T1" style:family="text">
      <style:text-properties officeooo:rsid="0005852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852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normal" officeooo:rsid="0003d3ce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5852e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officeooo:rsid="0005852e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normal" officeooo:rsid="0003d3ce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05852e" style:font-size-asian="12.25pt" style:font-weight-asian="normal" style:font-size-complex="14pt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1 POO </text:p>
      <text:list xml:id="list1905283552" text:style-name="List_20_1">
        <text:list-item>
          <text:p text:style-name="P3"><text:span text:style-name="T5">Ejercicio 1: <text:line-break/></text:span><text:span text:style-name="T8"><text:tab/></text:span><text:span text:style-name="T7">Objeto: </text:span></text:p>
        </text:list-item>
      </text:list>
      <text:list xml:id="list3813311349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0:36:53.153774947</meta:creation-date>
    <dc:date>2023-03-20T00:23:42.637359388</dc:date>
    <meta:editing-duration>PT1H29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48" meta:non-whitespace-character-count="39"/>
  </office:meta>
</office:document-meta>
</file>